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 style:font-family-generic="swiss"/>
    <style:font-face style:name="IRMitra" svg:font-family="IRMitra" style:font-pitch="variable"/>
    <style:font-face style:name="IRNazanin" svg:font-family="IRNazanin" style:font-pitch="variable"/>
    <style:font-face style:name="IRNazli" svg:font-family="IRNazli" style:font-pitch="variable"/>
    <style:font-face style:name="IRTehran" svg:font-family="IRTehran" style:font-pitch="variable"/>
    <style:font-face style:name="IRTerafik" svg:font-family="IR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RTehran" officeooo:rsid="000093a2" officeooo:paragraph-rsid="000093a2" style:font-name-complex="IRTehran"/>
    </style:style>
    <style:style style:name="P2" style:family="paragraph" style:parent-style-name="Standard">
      <style:paragraph-properties fo:text-align="end" style:justify-single-word="false"/>
      <style:text-properties style:font-name="IRTehran" officeooo:rsid="00074826" officeooo:paragraph-rsid="00074826" style:font-name-complex="IRTehran"/>
    </style:style>
    <style:style style:name="P3" style:family="paragraph" style:parent-style-name="Standard">
      <style:paragraph-properties fo:text-align="end" style:justify-single-word="false"/>
      <style:text-properties style:font-name="IRTehran" officeooo:rsid="00084808" officeooo:paragraph-rsid="00084808" style:font-name-complex="IRTehran"/>
    </style:style>
    <style:style style:name="P4" style:family="paragraph" style:parent-style-name="Standard">
      <style:paragraph-properties fo:text-align="end" style:justify-single-word="false"/>
      <style:text-properties style:font-name="IRTehran" officeooo:rsid="0008f4fd" officeooo:paragraph-rsid="0008f4fd" style:font-name-complex="IRTehran"/>
    </style:style>
    <style:style style:name="P5" style:family="paragraph" style:parent-style-name="Standard">
      <style:paragraph-properties fo:text-align="end" style:justify-single-word="false"/>
      <style:text-properties style:font-name="IRTehran" officeooo:rsid="0008f4fd" officeooo:paragraph-rsid="000a97ac" style:font-name-complex="IRTehran"/>
    </style:style>
    <style:style style:name="P6" style:family="paragraph" style:parent-style-name="Standard">
      <style:paragraph-properties fo:text-align="end" style:justify-single-word="false"/>
      <style:text-properties style:font-name="IRTehran" officeooo:rsid="000511f9" officeooo:paragraph-rsid="000511f9" style:font-name-complex="IRTehran"/>
    </style:style>
    <style:style style:name="P7" style:family="paragraph" style:parent-style-name="Standard">
      <style:paragraph-properties fo:text-align="end" style:justify-single-word="false"/>
      <style:text-properties style:font-name="IRTehran" officeooo:rsid="000f2cd7" officeooo:paragraph-rsid="000f2cd7" style:font-name-complex="IRTehran"/>
    </style:style>
    <style:style style:name="T1" style:family="text">
      <style:text-properties officeooo:rsid="00084808"/>
    </style:style>
    <style:style style:name="T2" style:family="text">
      <style:text-properties officeooo:rsid="0008f4fd"/>
    </style:style>
    <style:style style:name="T3" style:family="text">
      <style:text-properties officeooo:rsid="000a97ac"/>
    </style:style>
    <style:style style:name="T4" style:family="text">
      <style:text-properties officeooo:rsid="000bf3b9"/>
    </style:style>
    <style:style style:name="T5" style:family="text">
      <style:text-properties style:font-name="IRTehran" officeooo:rsid="000a97ac"/>
    </style:style>
    <style:style style:name="T6" style:family="text">
      <style:text-properties officeooo:rsid="000d97b4"/>
    </style:style>
    <style:style style:name="T7" style:family="text">
      <style:text-properties officeooo:rsid="000dbd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/>
      <text:p text:style-name="P2"><text:s/><text:span text:style-name="T1">گزارش جلسات ۷ خردار ۱۴۰۱</text:span></text:p>
      <text:p text:style-name="P3">جلسات با آقای امین هاشمی به صورت حضوری.</text:p>
      <text:p text:style-name="P3">جلسات تلفنی: <text:span text:style-name="T2">مهدی قربانیان – محسن نصرتی – مصطفی مهدیه – ارادتی – حسن موسوی – محمدآرمان یزدی – قادری – حسین‌آقایی</text:span></text:p>
      <text:p text:style-name="P4">نکات مطرحه:</text:p>
      <text:p text:style-name="P4">- سایت با کمک تبدیل html به jade نوشته شده است. نمی‌تواند responsive باشد.(حدس محسن نصرتی)</text:p>
      <text:p text:style-name="P4">- قرار بود که فقط یک دمو نوشته شود. (محسن نصرتی)</text:p>
      <text:p text:style-name="P4">- panel admin سایت در دست چه کسی است؟ (امین هاشمی)</text:p>
      <text:p text:style-name="P5">- اگر قرار است که سایت responsive باشد باید از ابتدا اصولی نوشته شود. (امین هاشمی)</text:p>
      <text:p text:style-name="P5">- باید مشخص شود که در مقابل هر user و همین‌طور هر state <text:span text:style-name="T3">چه چیزی در هر صفحه نمایش داده می‌شود؟ </text:span>(امین هاشمی) --- <text:span text:style-name="T3">بهتر است در این مورد از امین توضیح بیشتری بخواهم.</text:span></text:p>
      <text:p text:style-name="P5">- <text:span text:style-name="T3">استفاده از django اصلاً خوب نیست. (مهدی قربانیان) ---- توضیح دوباره از قربانیان</text:span></text:p>
      <text:p text:style-name="P5">- <text:span text:style-name="T3">بهتر است که سایت‌های متوسط با node.js و سایت‌های سنگین با golang نوشته شوند. (مهدی قربانیان)</text:span></text:p>
      <text:p text:style-name="P5">- <text:span text:style-name="T3">تعداد زیادی از برنامه‌نویسان dgango جذب شرکت کریپتوگرافی(؟) شده‌اند. به همین خاطر پیدا کردن برنامه‌نویس جنگو بسیار مشکل است. و قیمت ماهانه آن‌ها ۵ میلیون بالاتر است؟ (ارادتی)</text:span></text:p>
      <text:p text:style-name="P5">- <text:span text:style-name="T3">پیشنهاد می‌شود که با laravel برنامه نوشته شود. (ارادتی)</text:span></text:p>
      <text:p text:style-name="P5">- <text:span text:style-name="T3">تیم <text:s/>می‌تواند با nodejs laravel و یا dot net core <text:s/>کار را انجام دهد. (ارادتی)</text:span></text:p>
      <text:p text:style-name="P5">- <text:s/><text:span text:style-name="T3">با dot net می‌توانند کار را انجام دهند. (قادری)</text:span></text:p>
      <text:p text:style-name="P5">- <text:span text:style-name="T4">تنها تجربه کار با django را دارند. (حسن موسوی)</text:span></text:p>
      <text:p text:style-name="P5">- <text:span text:style-name="T4">در نظر ندارند که کار کنند و خیلی هم تجربه ندارند. (محمدآرمان یزدی)</text:span></text:p>
      <text:p text:style-name="P5">- <text:span text:style-name="T6">خیلی فرصت ندارند که برای شرکت‌های کوچک وقت بگذارند. (مصطفی مهدیه)</text:span></text:p>
      <text:p text:style-name="P5">- <text:span text:style-name="T7">تیم کامل backend و frontend دارند. (ارادتی)</text:span></text:p>
      <text:p text:style-name="P5"/>
      <text:p text:style-name="P7"/>
      <text:p text:style-name="P4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 style:font-family-generic="swiss"/>
    <style:font-face style:name="IRMitra" svg:font-family="IRMitra" style:font-pitch="variable"/>
    <style:font-face style:name="IRNazanin" svg:font-family="IRNazanin" style:font-pitch="variable"/>
    <style:font-face style:name="IRNazli" svg:font-family="IRNazli" style:font-pitch="variable"/>
    <style:font-face style:name="IRTehran" svg:font-family="IRTehran" style:font-pitch="variable"/>
    <style:font-face style:name="IRTerafik" svg:font-family="IR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8:55:28.790000000</meta:creation-date>
    <dc:date>2022-05-29T01:15:40.930090220</dc:date>
    <meta:editing-duration>PT31M3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60" meta:character-count="1378" meta:non-whitespace-character-count="1127"/>
  </office:meta>
</office:document-meta>
</file>